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76b" officeooo:paragraph-rsid="0012376b" style:font-weight-asian="bold" style:font-weight-complex="bold"/>
    </style:style>
    <style:style style:name="P2" style:family="paragraph" style:parent-style-name="Standard">
      <style:text-properties fo:font-weight="normal" officeooo:rsid="0015f960" officeooo:paragraph-rsid="0015f960" style:font-weight-asian="normal" style:font-weight-complex="normal"/>
    </style:style>
    <style:style style:name="P3" style:family="paragraph" style:parent-style-name="Standard">
      <style:text-properties fo:font-weight="normal" officeooo:rsid="0015f960" officeooo:paragraph-rsid="00164ee2" style:font-weight-asian="normal" style:font-weight-complex="normal"/>
    </style:style>
    <style:style style:name="P4" style:family="paragraph" style:parent-style-name="Standard">
      <style:text-properties fo:font-weight="normal" officeooo:rsid="0015f960" officeooo:paragraph-rsid="0017e5ae" style:font-weight-asian="normal" style:font-weight-complex="normal"/>
    </style:style>
    <style:style style:name="P5" style:family="paragraph" style:parent-style-name="Standard">
      <style:text-properties fo:font-weight="normal" officeooo:rsid="0015f960" officeooo:paragraph-rsid="0019a0f3" style:font-weight-asian="normal" style:font-weight-complex="normal"/>
    </style:style>
    <style:style style:name="P6" style:family="paragraph" style:parent-style-name="Standard">
      <style:text-properties fo:font-weight="normal" officeooo:rsid="0015f960" officeooo:paragraph-rsid="001a3a70" style:font-weight-asian="normal" style:font-weight-complex="normal"/>
    </style:style>
    <style:style style:name="P7" style:family="paragraph" style:parent-style-name="Standard">
      <style:text-properties officeooo:rsid="00140a17" officeooo:paragraph-rsid="00140a17"/>
    </style:style>
    <style:style style:name="P8" style:family="paragraph" style:parent-style-name="Standard">
      <style:text-properties style:font-name="Noto Sans" officeooo:rsid="000bff4e" officeooo:paragraph-rsid="000bff4e"/>
    </style:style>
    <style:style style:name="P9" style:family="paragraph" style:parent-style-name="Standard">
      <style:text-properties style:font-name="Noto Sans" officeooo:rsid="000ca81a" officeooo:paragraph-rsid="000ca81a"/>
    </style:style>
    <style:style style:name="P10" style:family="paragraph" style:parent-style-name="Standard">
      <style:text-properties style:font-name="Noto Sans" fo:font-weight="bold" officeooo:rsid="000ca81a" officeooo:paragraph-rsid="000ca81a" style:font-weight-asian="bold" style:font-weight-complex="bold"/>
    </style:style>
    <style:style style:name="P11" style:family="paragraph" style:parent-style-name="Standard">
      <style:text-properties style:font-name="Noto Sans" fo:font-weight="bold" officeooo:rsid="000e549a" officeooo:paragraph-rsid="000e549a" style:font-weight-asian="bold" style:font-weight-complex="bold"/>
    </style:style>
    <style:style style:name="P12" style:family="paragraph" style:parent-style-name="Standard">
      <style:text-properties style:font-name="Noto Sans" fo:font-weight="bold" officeooo:rsid="00140a17" officeooo:paragraph-rsid="00140a17" style:font-weight-asian="bold" style:font-weight-complex="bold"/>
    </style:style>
    <style:style style:name="P13" style:family="paragraph" style:parent-style-name="Standard">
      <style:text-properties style:font-name="Noto Sans" fo:font-weight="bold" officeooo:rsid="000f0592" officeooo:paragraph-rsid="000f0592" style:font-weight-asian="bold" style:font-weight-complex="bold"/>
    </style:style>
    <style:style style:name="P14" style:family="paragraph" style:parent-style-name="Standard">
      <style:text-properties style:font-name="Noto Sans" fo:font-weight="bold" officeooo:rsid="0012f4db" officeooo:paragraph-rsid="0012f4db" style:font-weight-asian="bold" style:font-weight-complex="bold"/>
    </style:style>
    <style:style style:name="P15" style:family="paragraph" style:parent-style-name="Standard">
      <style:text-properties style:font-name="Noto Sans" fo:font-weight="bold" officeooo:rsid="00116c5d" officeooo:paragraph-rsid="00116c5d" style:font-weight-asian="bold" style:font-weight-complex="bold"/>
    </style:style>
    <style:style style:name="P16" style:family="paragraph" style:parent-style-name="Standard">
      <style:text-properties style:font-name="Noto Sans" fo:font-weight="bold" officeooo:rsid="0015f960" officeooo:paragraph-rsid="0015f960" style:font-weight-asian="bold" style:font-weight-complex="bold"/>
    </style:style>
    <style:style style:name="P17" style:family="paragraph" style:parent-style-name="Standard">
      <style:text-properties style:font-name="Noto Sans" officeooo:rsid="000e549a" officeooo:paragraph-rsid="000e549a"/>
    </style:style>
    <style:style style:name="P18" style:family="paragraph" style:parent-style-name="Standard">
      <style:text-properties style:font-name="Noto Sans" officeooo:rsid="00140a17" officeooo:paragraph-rsid="00140a17"/>
    </style:style>
    <style:style style:name="P19" style:family="paragraph" style:parent-style-name="Standard">
      <style:text-properties style:font-name="Noto Sans" officeooo:rsid="000f0592" officeooo:paragraph-rsid="000f0592"/>
    </style:style>
    <style:style style:name="P20" style:family="paragraph" style:parent-style-name="Standard">
      <style:text-properties style:font-name="Noto Sans" officeooo:rsid="00107afa" officeooo:paragraph-rsid="00107afa"/>
    </style:style>
    <style:style style:name="P21" style:family="paragraph" style:parent-style-name="Standard">
      <style:text-properties style:font-name="Noto Sans" officeooo:rsid="00116c5d" officeooo:paragraph-rsid="00116c5d"/>
    </style:style>
    <style:style style:name="P22" style:family="paragraph" style:parent-style-name="Standard">
      <style:text-properties style:font-name="Noto Sans" fo:font-weight="normal" officeooo:rsid="00116c5d" officeooo:paragraph-rsid="00116c5d" style:font-weight-asian="normal" style:font-weight-complex="normal"/>
    </style:style>
    <style:style style:name="P23" style:family="paragraph" style:parent-style-name="Standard">
      <style:text-properties style:font-name="Noto Sans" fo:font-weight="normal" officeooo:rsid="0012f4db" officeooo:paragraph-rsid="0012f4db" style:font-weight-asian="normal" style:font-weight-complex="normal"/>
    </style:style>
    <style:style style:name="P24" style:family="paragraph" style:parent-style-name="Standard">
      <style:text-properties style:font-name="Noto Sans" fo:font-weight="normal" officeooo:rsid="00140a17" officeooo:paragraph-rsid="00140a17" style:font-weight-asian="normal" style:font-weight-complex="normal"/>
    </style:style>
    <style:style style:name="P25" style:family="paragraph" style:parent-style-name="Standard">
      <style:text-properties style:font-name="Noto Sans" fo:font-weight="normal" officeooo:rsid="0015f960" officeooo:paragraph-rsid="0015f960" style:font-weight-asian="normal" style:font-weight-complex="normal"/>
    </style:style>
    <style:style style:name="P26" style:family="paragraph" style:parent-style-name="Standard">
      <style:paragraph-properties style:line-height-at-least="0.503cm"/>
      <style:text-properties style:font-name="Noto Sans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c9d1d9" loext:opacity="100%" style:font-name="Noto Sans" fo:font-size="10.5pt" fo:font-weight="normal" fo:background-color="#0d1117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fo:color="#8b949e" loext:opacity="100%" style:font-name="Noto Sans" fo:font-size="10.5pt" fo:font-weight="normal" fo:background-color="#0d1117"/>
    </style:style>
    <style:style style:name="P29" style:family="paragraph" style:parent-style-name="Standard">
      <style:paragraph-properties fo:text-align="center" style:justify-single-word="false"/>
      <style:text-properties style:font-name="Noto Sans" fo:font-size="16pt" fo:font-weight="bold" officeooo:rsid="001db335" officeooo:paragraph-rsid="001db335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549a" style:font-weight-asian="bold" style:font-weight-complex="bold"/>
    </style:style>
    <style:style style:name="T3" style:family="text">
      <style:text-properties officeooo:rsid="00107afa"/>
    </style:style>
    <style:style style:name="T4" style:family="text">
      <style:text-properties officeooo:rsid="00164ee2"/>
    </style:style>
    <style:style style:name="T5" style:family="text">
      <style:text-properties fo:color="#c9d1d9" loext:opacity="100%" style:font-name="Noto Sans" fo:font-size="10.5pt" officeooo:rsid="0017e5ae" fo:background-color="#0d1117" loext:char-shading-value="0"/>
    </style:style>
    <style:style style:name="T6" style:family="text">
      <style:text-properties fo:color="#ec8e2c" loext:opacity="100%"/>
    </style:style>
    <style:style style:name="T7" style:family="text">
      <style:text-properties fo:color="#ec8e2c" loext:opacity="100%" style:font-name="Noto Sans" fo:font-size="10.5pt" officeooo:rsid="0017e5ae" fo:background-color="#0d1117" loext:char-shading-value="0"/>
    </style:style>
    <style:style style:name="T8" style:family="text">
      <style:text-properties fo:color="#a5d6ff" loext:opacity="100%"/>
    </style:style>
    <style:style style:name="T9" style:family="text">
      <style:text-properties style:font-name="Noto Sans"/>
    </style:style>
    <style:style style:name="T10" style:family="text">
      <style:text-properties style:font-name="Noto Sans" fo:font-weight="bold" style:font-weight-asian="bold" style:font-weight-complex="bold"/>
    </style:style>
    <style:style style:name="T11" style:family="text">
      <style:text-properties style:font-name="Noto Sans" fo:font-weight="bold" officeooo:rsid="00164ee2" style:font-weight-asian="bold" style:font-weight-complex="bold"/>
    </style:style>
    <style:style style:name="T12" style:family="text">
      <style:text-properties style:font-name="Noto Sans" fo:font-weight="bold" officeooo:rsid="0017e5ae" style:font-weight-asian="bold" style:font-weight-complex="bold"/>
    </style:style>
    <style:style style:name="T13" style:family="text">
      <style:text-properties style:font-name="Noto Sans" fo:font-weight="normal" style:font-weight-asian="normal" style:font-weight-complex="normal"/>
    </style:style>
    <style:style style:name="T14" style:family="text">
      <style:text-properties style:font-name="Noto Sans" officeooo:rsid="00164ee2"/>
    </style:style>
    <style:style style:name="T15" style:family="text">
      <style:text-properties style:font-name="Noto Sans" officeooo:rsid="0017e5ae"/>
    </style:style>
    <style:style style:name="T16" style:family="text">
      <style:text-properties style:font-name="Noto Sans" officeooo:rsid="0019a0f3"/>
    </style:style>
    <style:style style:name="T17" style:family="text">
      <style:text-properties style:font-name="Noto Sans" officeooo:rsid="001a3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Guia de Instalacion</text:p>
      <text:p text:style-name="P8"/>
      <text:p text:style-name="P8">Posibles problemas a la hora de instalar el proyecto despues de haberlo clonado en git.</text:p>
      <text:p text:style-name="P8"/>
      <text:p text:style-name="P8">Para estas pruebas utilizaremos una maquina virtual con <text:span text:style-name="T2">U</text:span><text:span text:style-name="T1">buntu 22.04 LTS</text:span>, en este entorno se encuentra instalado <text:span text:style-name="T1">XAMPP</text:span>. En el cual alojaremos nuestro proyecto.</text:p>
      <text:p text:style-name="P8"/>
      <text:p text:style-name="P8">Tambien debemos disponer de NodeJS, preferiblemente usando NVM para poder trabajar con la carpeta cliente. Asi como tambien debemos tener PHP y Laravel instalados para poder trabajar con el servidor.</text:p>
      <text:p text:style-name="P8"/>
      <text:p text:style-name="P9">A continuacion se detallan los pasos para instalar todo en un ordenador con nuestras caracteristicas.</text:p>
      <text:p text:style-name="P9"/>
      <text:p text:style-name="P10">ANGULAR</text:p>
      <text:p text:style-name="P9"/>
      <text:p text:style-name="P9">Para instalar nvm usamos:</text:p>
      <text:p text:style-name="P9"/>
      <text:p text:style-name="P9"># Download and install NVM</text:p>
      <text:p text:style-name="P9"><text:span text:style-name="T1">curl -o- https://raw.githubusercontent.com/nvm-sh/nvm/v0.39.3/install.sh | bash</text:span><text:line-break/><text:line-break/>Cerrar la terminal y al empezar una nueva podemos comprobar que funciona con:</text:p>
      <text:p text:style-name="P10">nvm -v</text:p>
      <text:p text:style-name="P9"/>
      <text:p text:style-name="P9">Procedemos luego a instalar NodeJS, usando nvm basta escribir el siguiente comando:</text:p>
      <text:p text:style-name="P10">nvm install –lts</text:p>
      <text:p text:style-name="P9"/>
      <text:p text:style-name="P17">Luego debemos instalar el packet manager de Node, esto se hace con:</text:p>
      <text:p text:style-name="P11">sudo apt install npm</text:p>
      <text:p text:style-name="P17"/>
      <text:p text:style-name="P17">Ya con todo instalado podemos hacer uso de su manager para instalar Angular.</text:p>
      <text:p text:style-name="P17"/>
      <text:p text:style-name="P17">El comando es el siguiente:</text:p>
      <text:p text:style-name="P11">sudo npm install -g @angular/cli</text:p>
      <text:p text:style-name="P17"/>
      <text:p text:style-name="P17"/>
      <text:p text:style-name="P12">LARAVEL</text:p>
      <text:p text:style-name="P18"/>
      <text:p text:style-name="P18">Al igual que Angular, Laravel tambien requiere de Node, si no lo tienes instalado sigue los pasos anteriores.</text:p>
      <text:p text:style-name="P18"/>
      <text:p text:style-name="P18"><text:soft-page-break/>Para instalar Laravel debemos de tener instalada la ultima version de PHP, para esto podemos usar los comandos:</text:p>
      <text:p text:style-name="P12"/>
      <text:p text:style-name="P12">sudo apt update</text:p>
      <text:p text:style-name="P12"/>
      <text:p text:style-name="P12">sudo apt install php php-cli php-mbstring php-xml php-curl php-zip php-bcmath php-json php-mysql</text:p>
      <text:p text:style-name="P18"/>
      <text:p text:style-name="P18">Tambien debemos instalar <text:span text:style-name="T1">composer</text:span>, esto lo logramos con:</text:p>
      <text:p text:style-name="P7"><text:span text:style-name="Source_20_Text"><text:span text:style-name="T9"/></text:span></text:p>
      <text:p text:style-name="P7"><text:span text:style-name="Source_20_Text"><text:span text:style-name="T10">curl -sS https://getcomposer.org/installer | php</text:span></text:span></text:p>
      <text:p text:style-name="P7"><text:span text:style-name="Source_20_Text"><text:span text:style-name="T10"/></text:span></text:p>
      <text:p text:style-name="P7"><text:span text:style-name="Source_20_Text"><text:span text:style-name="T10">sudo mv composer.phar /usr/local/bin/composer</text:span></text:span></text:p>
      <text:p text:style-name="P18"/>
      <text:p text:style-name="P17">----</text:p>
      <text:p text:style-name="P17"/>
      <text:p text:style-name="P19">Con todo instalado, hacemos un clone a nuestro repositorio:</text:p>
      <text:p text:style-name="P19"/>
      <text:p text:style-name="P19">Por defecto lo que veras en pantalla es la rama <text:span text:style-name="T1">main</text:span> del repositorio, si quieres empezar a desarrollar o realizar algun cambio debes tener tambien la rama develop, esta la puedes conseguir usando:</text:p>
      <text:p text:style-name="P19"/>
      <text:p text:style-name="P13">git fetch –all</text:p>
      <text:p text:style-name="P13">git checkout develop</text:p>
      <text:p text:style-name="P19"/>
      <text:p text:style-name="P19">Esto te dara acceso a nuestra rama de desarrollo.</text:p>
      <text:p text:style-name="P19"/>
      <text:p text:style-name="P14">CLIENTE</text:p>
      <text:p text:style-name="P19"/>
      <text:p text:style-name="P19">Ya dentro del repositorio puedes navegar a la carpeta Client, alli debes tambien instalar las dependencias de Node, ya que estas al pesar mucho no vienen incluidas y estan puestas en el fichero .gitignore de nuestro repositorio. <text:span text:style-name="T3">Esto se hace usando el comando:</text:span></text:p>
      <text:p text:style-name="P19"/>
      <text:p text:style-name="P20"><text:span text:style-name="T1">npm install</text:span> (IMPORTANTE, ejecutar el comando estando dentro de Client, si no, no funciona)</text:p>
      <text:p text:style-name="P20"/>
      <text:p text:style-name="P21">Podemos probar si esta todo operativo abriendo un servidor usando el comando:</text:p>
      <text:p text:style-name="P15">ng serve -o</text:p>
      <text:p text:style-name="P22"/>
      <text:p text:style-name="P22">En nuestra maquina de pruebas dio un error y fue:</text:p>
      <text:p text:style-name="P22"/>
      <text:p text:style-name="P22">Node.js version v12.22.9 detected.</text:p>
      <text:p text:style-name="P22">The Angular CLI requires a minimum Node.js version of v18.19.</text:p>
      <text:p text:style-name="P22"><text:soft-page-break/>Please update your Node.js version or visit https://nodejs.org/ for additional instructions.</text:p>
      <text:p text:style-name="P22"/>
      <text:p text:style-name="P22">Para corregirlo se puede instalar otra version de node usando nvm:</text:p>
      <text:p text:style-name="P22"/>
      <text:p text:style-name="P15">nvm install 18</text:p>
      <text:p text:style-name="P15">nvm use 18</text:p>
      <text:p text:style-name="P22"><text:span text:style-name="T1">nvm -v</text:span> (para comprobar)</text:p>
      <text:p text:style-name="P22"/>
      <text:p text:style-name="P1"><text:span text:style-name="T9">EXITO!</text:span><text:span text:style-name="T13"> Si abrimos el servidor servido por node que por defecto es </text:span><text:a xlink:type="simple" xlink:href="http://localhost:4200/" text:style-name="Internet_20_link" text:visited-style-name="Visited_20_Internet_20_Link"><text:span text:style-name="T9">http://localhost:4200/</text:span></text:a><text:span text:style-name="T9"> </text:span><text:span text:style-name="T13">podemos ver que nuestra app de Angular esta servida.</text:span></text:p>
      <text:p text:style-name="P19"/>
      <text:p text:style-name="P14">SERVIDOR</text:p>
      <text:p text:style-name="P13"/>
      <text:p text:style-name="P23">Ahora verificamos las funcionalidad del servidor, importante, antes de nada verificar que XAMPP este sirviendo la base de datos MySQL como Apache.</text:p>
      <text:p text:style-name="P23"/>
      <text:p text:style-name="P24">Ya con nuestro repositorio descargado navega a la carpeta app/Server, en esta debes descargar las dependencias usando:</text:p>
      <text:p text:style-name="P24"/>
      <text:p text:style-name="P12">composer install</text:p>
      <text:p text:style-name="P24"/>
      <text:p text:style-name="P25">En nuestro caso nos encontramos que nuestra version de PHP no es soportada por composer, para actualizarla debemos usar otro repositorio que contenga una version mas reciente:</text:p>
      <text:p text:style-name="P25"/>
      <text:p text:style-name="P16">sudo add-apt-repository ppa:ondrej/php</text:p>
      <text:p text:style-name="P16">sudo apt update</text:p>
      <text:p text:style-name="P25"/>
      <text:p text:style-name="P25">Luego instalamos todas las dependencias de <text:span text:style-name="T4">php</text:span>:</text:p>
      <text:p text:style-name="P25"/>
      <text:p text:style-name="P2"><text:span text:style-name="Source_20_Text"><text:span text:style-name="T10">sudo apt install php8.3</text:span></text:span></text:p>
      <text:p text:style-name="P2"><text:span text:style-name="Source_20_Text"><text:span text:style-name="T10"/></text:span></text:p>
      <text:p text:style-name="P2"><text:span text:style-name="Source_20_Text"><text:span text:style-name="T10">sudo apt install php8.3-cli php8.3-fpm php8.3-mysql php8.3-xml php8.3-mbstring php8.3-curl php8.3-zip php8.3-bcmath</text:span></text:span></text:p>
      <text:p text:style-name="P2"><text:span text:style-name="Source_20_Text"><text:span text:style-name="T11"/></text:span></text:p>
      <text:p text:style-name="P2"><text:span text:style-name="Source_20_Text"><text:span text:style-name="T11">sudo update-alternatives --set php /usr/bin/php8.3</text:span></text:span></text:p>
      <text:p text:style-name="P2"><text:span text:style-name="Source_20_Text"><text:span text:style-name="T11"/></text:span></text:p>
      <text:p text:style-name="P3"><text:span text:style-name="Source_20_Text"><text:span text:style-name="T14">Luego de seguir estos pasos, reiniciamos nuestro servidor.</text:span></text:span></text:p>
      <text:p text:style-name="P3"><text:span text:style-name="Source_20_Text"><text:span text:style-name="T9"/></text:span></text:p>
      <text:p text:style-name="P4"><text:span text:style-name="Source_20_Text"><text:span text:style-name="T15">En caso de no tenerlo, crear un documento .env estableciendo la conexión y el tipo de base de datos en este.</text:span></text:span></text:p>
      <text:p text:style-name="P4"><text:span text:style-name="Source_20_Text"><text:span text:style-name="T9"/></text:span></text:p>
      <text:p text:style-name="P4"><text:span text:style-name="Source_20_Text"><text:span text:style-name="T7">APP_NAME</text:span></text:span><text:span text:style-name="Source_20_Text"><text:span text:style-name="T5">=Laravel</text:span></text:span></text:p>
      <text:p text:style-name="P27"><text:soft-page-break/><text:span text:style-name="T6">APP_ENV</text:span>=local</text:p>
      <text:p text:style-name="P27"><text:span text:style-name="T6">APP_KEY</text:span>=base64:WT5df+eLrwMnzarY267Eu2ryviKLV0aqwB98k+<text:span text:style-name="T6">Rv0cA</text:span>=</text:p>
      <text:p text:style-name="P27"><text:span text:style-name="T6">APP_DEBUG</text:span>=true</text:p>
      <text:p text:style-name="P27"><text:span text:style-name="T6">APP_TIMEZONE</text:span>=UTC</text:p>
      <text:p text:style-name="P27"><text:span text:style-name="T6">APP_URL</text:span>=http://localhost</text:p>
      <text:p text:style-name="P26"/>
      <text:p text:style-name="P27"><text:span text:style-name="T6">APP_LOCALE</text:span>=en</text:p>
      <text:p text:style-name="P27"><text:span text:style-name="T6">APP_FALLBACK_LOCALE</text:span>=en</text:p>
      <text:p text:style-name="P27"><text:span text:style-name="T6">APP_FAKER_LOCALE</text:span>=en_US</text:p>
      <text:p text:style-name="P26"/>
      <text:p text:style-name="P27"><text:span text:style-name="T6">APP_MAINTENANCE_DRIVER</text:span>=file</text:p>
      <text:p text:style-name="P28"># APP_MAINTENANCE_STORE=database</text:p>
      <text:p text:style-name="P26"/>
      <text:p text:style-name="P27"><text:span text:style-name="T6">PHP_CLI_SERVER_WORKERS</text:span>=4</text:p>
      <text:p text:style-name="P26"/>
      <text:p text:style-name="P27"><text:span text:style-name="T6">BCRYPT_ROUNDS</text:span>=12</text:p>
      <text:p text:style-name="P26"/>
      <text:p text:style-name="P27"><text:span text:style-name="T6">LOG_CHANNEL</text:span>=stack</text:p>
      <text:p text:style-name="P27"><text:span text:style-name="T6">LOG_STACK</text:span>=single</text:p>
      <text:p text:style-name="P27"><text:span text:style-name="T6">LOG_DEPRECATIONS_CHANNEL</text:span>=null</text:p>
      <text:p text:style-name="P27"><text:span text:style-name="T6">LOG_LEVEL</text:span>=debug</text:p>
      <text:p text:style-name="P26"/>
      <text:p text:style-name="P27"><text:span text:style-name="T6">DB_CONNECTION</text:span>=mysql</text:p>
      <text:p text:style-name="P27"><text:span text:style-name="T6">DB_HOST</text:span>=127.0.0.1</text:p>
      <text:p text:style-name="P27"><text:span text:style-name="T6">DB_PORT</text:span>=3306</text:p>
      <text:p text:style-name="P27"><text:span text:style-name="T6">DB_DATABASE</text:span>=server</text:p>
      <text:p text:style-name="P27"><text:span text:style-name="T6">DB_USERNAME</text:span>=root</text:p>
      <text:p text:style-name="P27"><text:span text:style-name="T6">DB_PASSWORD</text:span>=</text:p>
      <text:p text:style-name="P26"/>
      <text:p text:style-name="P27"><text:span text:style-name="T6">SESSION_DRIVER</text:span>=database</text:p>
      <text:p text:style-name="P27"><text:span text:style-name="T6">SESSION_LIFETIME</text:span>=120</text:p>
      <text:p text:style-name="P27"><text:span text:style-name="T6">SESSION_ENCRYPT</text:span>=false</text:p>
      <text:p text:style-name="P27"><text:span text:style-name="T6">SESSION_PATH</text:span>=/</text:p>
      <text:p text:style-name="P27"><text:span text:style-name="T6">SESSION_DOMAIN</text:span>=null</text:p>
      <text:p text:style-name="P26"/>
      <text:p text:style-name="P27"><text:span text:style-name="T6">BROADCAST_CONNECTION</text:span>=log</text:p>
      <text:p text:style-name="P27"><text:span text:style-name="T6">FILESYSTEM_DISK</text:span>=local</text:p>
      <text:p text:style-name="P27"><text:span text:style-name="T6">QUEUE_CONNECTION</text:span>=database</text:p>
      <text:p text:style-name="P26"/>
      <text:p text:style-name="P27"><text:span text:style-name="T6">CACHE_STORE</text:span>=database</text:p>
      <text:p text:style-name="P27"><text:span text:style-name="T6">CACHE_PREFIX</text:span>=</text:p>
      <text:p text:style-name="P26"/>
      <text:p text:style-name="P27"><text:span text:style-name="T6">MEMCACHED_HOST</text:span>=127.0.0.1</text:p>
      <text:p text:style-name="P26"/>
      <text:p text:style-name="P27"><text:span text:style-name="T6">REDIS_CLIENT</text:span>=phpredis</text:p>
      <text:p text:style-name="P27"><text:span text:style-name="T6">REDIS_HOST</text:span>=127.0.0.1</text:p>
      <text:p text:style-name="P27"><text:span text:style-name="T6">REDIS_PASSWORD</text:span>=null</text:p>
      <text:p text:style-name="P27"><text:span text:style-name="T6">REDIS_PORT</text:span>=6379</text:p>
      <text:p text:style-name="P26"/>
      <text:p text:style-name="P27"><text:soft-page-break/><text:span text:style-name="T6">MAIL_MAILER</text:span>=log</text:p>
      <text:p text:style-name="P27"><text:span text:style-name="T6">MAIL_SCHEME</text:span>=null</text:p>
      <text:p text:style-name="P27"><text:span text:style-name="T6">MAIL_HOST</text:span>=127.0.0.1</text:p>
      <text:p text:style-name="P27"><text:span text:style-name="T6">MAIL_PORT</text:span>=2525</text:p>
      <text:p text:style-name="P27"><text:span text:style-name="T6">MAIL_USERNAME</text:span>=null</text:p>
      <text:p text:style-name="P27"><text:span text:style-name="T6">MAIL_PASSWORD</text:span>=null</text:p>
      <text:p text:style-name="P27"><text:span text:style-name="T6">MAIL_FROM_ADDRESS</text:span>=<text:span text:style-name="T8">"hello@example.com"</text:span></text:p>
      <text:p text:style-name="P27"><text:span text:style-name="T6">MAIL_FROM_NAME</text:span>=<text:span text:style-name="T8">"${APP_NAME}"</text:span></text:p>
      <text:p text:style-name="P26"/>
      <text:p text:style-name="P27"><text:span text:style-name="T6">AWS_ACCESS_KEY_ID</text:span>=</text:p>
      <text:p text:style-name="P27"><text:span text:style-name="T6">AWS_SECRET_ACCESS_KEY</text:span>=</text:p>
      <text:p text:style-name="P27"><text:span text:style-name="T6">AWS_DEFAULT_REGION</text:span>=us-east-1</text:p>
      <text:p text:style-name="P27"><text:span text:style-name="T6">AWS_BUCKET</text:span>=</text:p>
      <text:p text:style-name="P27"><text:span text:style-name="T6">AWS_USE_PATH_STYLE_ENDPOINT</text:span>=false</text:p>
      <text:p text:style-name="P26"/>
      <text:p text:style-name="P27"><text:span text:style-name="T6">VITE_APP_NAME</text:span>=<text:span text:style-name="T8">"${APP_NAME}"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15">Para poder hacer uso de la base de datos, recordar hacer un </text:span></text:span><text:span text:style-name="Source_20_Text"><text:span text:style-name="T12">php artisan migrate.</text:span></text:span></text:p>
      <text:p text:style-name="P4"><text:span text:style-name="Source_20_Text"><text:span text:style-name="T12"/></text:span></text:p>
      <text:p text:style-name="P5"><text:span text:style-name="Source_20_Text"><text:span text:style-name="T16">Podemos comprobar que se ha creado la base de datos satisfactoriamente. Si a la hora de acceder a localhost nos diese algun problema, verificar los permisos a los ficheros de server.</text:span></text:span></text:p>
      <text:p text:style-name="P5"><text:span text:style-name="Source_20_Text"><text:span text:style-name="T9"/></text:span></text:p>
      <text:p text:style-name="P5"><text:span text:style-name="Source_20_Text"><text:span text:style-name="T16">sudo chmod -R 775 /opt/lampp/htdocs/VoluntApp/app/Server/storage </text:span></text:span></text:p>
      <text:p text:style-name="P6"><text:span text:style-name="Source_20_Text"><text:span text:style-name="T16">sudo chown -R </text:span></text:span><text:span text:style-name="Source_20_Text"><text:span text:style-name="T17">daemon:daemon</text:span></text:span><text:span text:style-name="Source_20_Text"><text:span text:style-name="T16"> /opt/lampp/htdocs/VoluntApp/app/Server/storage </text:span></text:span></text:p>
      <text:p text:style-name="P5"><text:span text:style-name="Source_20_Text"><text:span text:style-name="T9"/></text:span></text:p>
      <text:p text:style-name="P6"><text:span text:style-name="Source_20_Text"><text:span text:style-name="T16">sudo chown -R </text:span></text:span><text:span text:style-name="Source_20_Text"><text:span text:style-name="T17">daemon:daemon</text:span></text:span><text:span text:style-name="Source_20_Text"><text:span text:style-name="T16"> /opt/lampp/htdocs/VoluntApp/app/Server/bootstrap/cache</text:span></text:span></text:p>
      <text:p text:style-name="P5"><text:span text:style-name="Source_20_Text"><text:span text:style-name="T16">sudo chmod -R 775 /opt/lampp/htdocs/VoluntApp/app/Server/bootstrap/cach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13:34.633487793</meta:creation-date>
    <dc:date>2025-02-01T19:53:26.104106464</dc:date>
    <meta:editing-duration>PT41M25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5" meta:paragraph-count="116" meta:word-count="700" meta:character-count="5417" meta:non-whitespace-character-count="4831"/>
  </office:meta>
</office:document-meta>
</file>